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1.3673in"/>
    </style:style>
    <style:style style:name="co8" style:family="table-column">
      <style:table-column-properties fo:break-before="auto" style:column-width="0.9846in"/>
    </style:style>
    <style:style style:name="co9" style:family="table-column">
      <style:table-column-properties fo:break-before="auto" style:column-width="2.1846in"/>
    </style:style>
    <style:style style:name="co10" style:family="table-column">
      <style:table-column-properties fo:break-before="auto" style:column-width="2.3598in"/>
    </style:style>
    <style:style style:name="co11" style:family="table-column">
      <style:table-column-properties fo:break-before="auto" style:column-width="2.3701in"/>
    </style:style>
    <style:style style:name="co12" style:family="table-column">
      <style:table-column-properties fo:break-before="auto" style:column-width="1.1252in"/>
    </style:style>
    <style:style style:name="co13" style:family="table-column">
      <style:table-column-properties fo:break-before="auto" style:column-width="1.0484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5075in" fo:break-before="auto" style:use-optimal-row-height="false"/>
    </style:style>
    <style:style style:name="ro6" style:family="table-row">
      <style:table-row-properties style:row-height="1.0154in" fo:break-before="auto" style:use-optimal-row-height="true"/>
    </style:style>
    <style:style style:name="ro7" style:family="table-row">
      <style:table-row-properties style:row-height="0.8492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0.5181in" fo:break-before="auto" style:use-optimal-row-height="true"/>
    </style:style>
    <style:style style:name="ro10" style:family="table-row">
      <style:table-row-properties style:row-height="1.3472in" fo:break-before="auto" style:use-optimal-row-height="true"/>
    </style:style>
    <style:style style:name="ro11" style:family="table-row">
      <style:table-row-properties style:row-height="1.1811in" fo:break-before="auto" style:use-optimal-row-height="true"/>
    </style:style>
    <style:style style:name="ro12" style:family="table-row">
      <style:table-row-properties style:row-height="1.5134in" fo:break-before="auto" style:use-optimal-row-height="true"/>
    </style:style>
    <style:style style:name="ro13" style:family="table-row">
      <style:table-row-properties style:row-height="2.0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DataPilot_20_Category">
      <style:table-cell-properties fo:border-bottom="0.028in solid #000000" fo:border-left="0.028in solid #000000" fo:border-right="0.0138in solid #000000" fo:border-top="0.0138in solid #000000"/>
    </style:style>
    <style:style style:name="ce7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9" style:family="table-cell" style:parent-style-name="DataPilot_20_Value">
      <style:table-cell-properties fo:border-bottom="0.028in solid #000000" fo:border-left="0.0138in solid #000000" fo:border-right="0.028in solid #000000" fo:border-top="0.0138in solid #000000"/>
    </style:style>
    <style:style style:name="ce10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font-weight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5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wrap-option="wrap" fo:border="0.0008in solid #000000" style:vertical-align="middle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font-weight="normal"/>
    </style:style>
    <style:style style:name="ce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" style:family="table-cell" style:parent-style-name="Default">
      <style:table-cell-properties fo:wrap-option="wrap" fo:border="0.0008in solid #000000" style:vertical-align="top"/>
    </style:style>
    <style:style style:name="ce22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fo:wrap-option="wrap" fo:border="0.0008in solid #000000" style:vertical-align="top"/>
      <style:text-properties style:use-window-font-color="true"/>
    </style:style>
    <style:style style:name="ce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 style:font-name-asian="Tahoma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normal"/>
    </style:style>
    <style:style style:name="ce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9" style:family="table-cell" style:parent-style-name="Default">
      <style:table-cell-properties fo:wrap-option="wrap" fo:border="0.0008in solid #000000"/>
    </style:style>
    <style:style style:name="ce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3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/>
    </style:style>
    <style:style style:name="ce3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in"/>
      <style:text-properties fo:font-size="10pt"/>
    </style:style>
    <style:style style:name="ce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/>
    </style:style>
    <style:style style:name="ce38" style:family="table-cell" style:parent-style-name="Default">
      <style:table-cell-properties fo:background-color="transparent" fo:wrap-option="wrap"/>
    </style:style>
    <style:style style:name="gr1" style:family="graphic">
      <style:graphic-properties draw:marker-start="Extrémité_20_de_20_lign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style:use-window-font-color="true"/>
    </style:style>
    <style:style style:name="T5" style:family="text">
      <style:text-properties fo:color="#000000" style:font-name-asian="Tahoma"/>
    </style:style>
    <style:style style:name="T6" style:family="text">
      <style:text-properties style:font-name-asian="Tahoma"/>
    </style:style>
  </office:automatic-styles>
  <office:body>
    <office:spreadsheet>
      <table:content-validations>
        <table:content-validation table:name="val1" table:condition="oooc:cell-content-is-in-list(status)" table:allow-empty-cell="false" table:display-list="sorted-ascending" table:base-cell-address="GateIn_SniffTests.G2"/>
      </table:content-validations>
      <table:table table:name="Introduction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GateIn Sniff test</text:p>
            <text:p><text:span text:style-name="T2">Total time: </text:span><text:span text:style-name="T2">90mins</text:span></text:p>
            <text:p><text:span text:style-name="T3"/>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/>
          <table:table-cell office:value-type="string">
            <text:p>hang.nguyen</text:p>
          </table:table-cell>
          <table:table-cell table:number-columns-repeated="2"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table:style-name="ce6" office:value-type="string">
            <text:p>(empty)</text:p>
          </table:table-cell>
          <table:table-cell table:style-name="ce9"/>
          <table:table-cell table:number-columns-repeated="4"/>
        </table:table-row>
      </table:table>
      <table:table table:name="GateIn_SniffTests" table:style-name="ta1" table:print="false"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" table:number-columns-repeated="3" table:default-cell-style-name="ce14"/>
        <table:table-column table:style-name="co13" table:default-cell-style-name="ce14"/>
        <table:table-column table:style-name="co1" table:number-columns-repeated="239" table:default-cell-style-name="ce14"/>
        <table:table-column table:style-name="co1" table:number-columns-repeated="6" table:default-cell-style-name="ce13"/>
        <table:table-row table:style-name="ro3">
          <table:table-cell table:style-name="ce10" office:value-type="string">
            <text:p>Category</text:p>
          </table:table-cell>
          <table:table-cell table:style-name="ce15" office:value-type="string">
            <text:p>Group function</text:p>
          </table:table-cell>
          <table:table-cell table:style-name="ce15" office:value-type="string">
            <text:p>ID</text:p>
          </table:table-cell>
          <table:table-cell table:style-name="ce15" office:value-type="string">
            <text:p>Checks list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Expected Result</text:p>
          </table:table-cell>
          <table:table-cell table:style-name="ce15" office:value-type="string">
            <text:p>Test Result</text:p>
          </table:table-cell>
          <table:table-cell table:style-name="ce15" office:value-type="string">
            <text:p>JIRA Issue</text:p>
          </table:table-cell>
          <table:table-cell table:style-name="ce15" office:value-type="string">
            <text:p>Comments</text:p>
          </table:table-cell>
          <table:table-cell table:style-name="ce15" office:value-type="string">
            <office:annotation draw:style-name="gr1" draw:text-style-name="P2" svg:width="1.1323in" svg:height="0.3902in" svg:x="14.9193in" svg:y="0in" draw:caption-point-x="-14.9193in" draw:caption-point-y="0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15" office:value-type="string">
            <text:p>Tester</text:p>
          </table:table-cell>
          <table:table-cell table:style-name="ce35" table:number-columns-repeated="239"/>
          <table:table-cell table:number-columns-repeated="6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2" office:value-type="string">
            <text:p>Sign In/ Sign Out</text:p>
          </table:table-cell>
          <table:table-cell table:style-name="ce18" office:value-type="string">
            <text:p>SNF_PRL_01</text:p>
          </table:table-cell>
          <table:table-cell table:style-name="ce19" office:value-type="string">
            <text:p>Sign In /Sign Out</text:p>
          </table:table-cell>
          <table:table-cell table:style-name="ce19"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table:style-name="ce19" office:value-type="string">
            <text:p>- Sign In /Sign Out successfully</text:p>
          </table:table-cell>
          <table:table-cell table:style-name="ce28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6" table:number-columns-repeated="239"/>
          <table:table-cell table:style-name="ce38"/>
          <table:table-cell table:number-columns-repeated="5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6" office:value-type="string">
            <text:p>Register New Account </text:p>
          </table:table-cell>
          <table:table-cell table:style-name="ce18" office:value-type="string">
            <text:p>SNF_PRL_02</text:p>
          </table:table-cell>
          <table:table-cell table:style-name="ce19" office:value-type="string">
            <text:p>Register new account</text:p>
          </table:table-cell>
          <table:table-cell table:style-name="ce19" office:value-type="string">
            <text:p>- Click Register</text:p>
            <text:p>- Input all data require fields with valid value</text:p>
            <text:p>- Click Save</text:p>
          </table:table-cell>
          <table:table-cell table:style-name="ce19" office:value-type="string">
            <text:p>- New account is created successfully with valid input values</text:p>
            <text:p>- Sign In /Sign Out with new user successfully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5">
          <table:table-cell table:style-name="ce11" office:value-type="string">
            <text:p>Public mode </text:p>
          </table:table-cell>
          <table:table-cell table:style-name="ce12" office:value-type="string">
            <text:p>Language</text:p>
          </table:table-cell>
          <table:table-cell table:style-name="ce18" office:value-type="string">
            <text:p>SNF_PRL_03</text:p>
          </table:table-cell>
          <table:table-cell table:style-name="ce20" office:value-type="string">
            <text:p>Change displaying language in public mode</text:p>
          </table:table-cell>
          <table:table-cell table:style-name="ce19" office:value-type="string">
            <text:p>- Change Language</text:p>
            <text:p>- Check result of change</text:p>
          </table:table-cell>
          <table:table-cell table:style-name="ce19" office:value-type="string">
            <text:p>Portal in public mode is displayed in new selected languag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2" office:value-type="string">
            <text:p>Remember my login</text:p>
          </table:table-cell>
          <table:table-cell table:style-name="ce18" office:value-type="string">
            <text:p>SNF_PRL_04</text:p>
          </table:table-cell>
          <table:table-cell table:style-name="ce20" office:value-type="string">
            <text:p>Remember my login</text:p>
          </table:table-cell>
          <table:table-cell table:style-name="ce19"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26" office:value-type="string">
            <text:p>When user opens the GateIn again, User automatically go to private mode and do not have to sign in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2" office:value-type="string">
            <text:p>Forgot user name/password</text:p>
          </table:table-cell>
          <table:table-cell table:style-name="ce18" office:value-type="string">
            <text:p>SNF_PRL_05</text:p>
          </table:table-cell>
          <table:table-cell table:style-name="ce19" office:value-type="string">
            <text:p>Recover your user name or password</text:p>
          </table:table-cell>
          <table:table-cell table:style-name="ce19" office:value-type="string">
            <text:p>- Click Sign In link</text:p>
            <text:p>- Click check box forgot user name/password to recovery it</text:p>
          </table:table-cell>
          <table:table-cell table:style-name="ce26" office:value-type="string">
            <text:p>Follow the instructions and you will be received an email in your email box to guide how to recover password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New Staff</text:p>
          </table:table-cell>
          <table:table-cell table:style-name="ce18" office:value-type="string">
            <text:p>SNF_PRL_06</text:p>
          </table:table-cell>
          <table:table-cell table:style-name="ce19" office:value-type="string">
            <text:p>Create new account</text:p>
          </table:table-cell>
          <table:table-cell table:style-name="ce19" office:value-type="string">
            <text:p>- Go to Group/Organization/ New Staff </text:p>
            <text:p>- Input all data require fields </text:p>
            <text:p>- Click Save</text:p>
          </table:table-cell>
          <table:table-cell table:style-name="ce19" office:value-type="string">
            <text:p>- New account is created successfully with valid input values</text:p>
            <text:p>- Sign In /Sign Out with new user successfully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07</text:p>
          </table:table-cell>
          <table:table-cell table:style-name="ce19" office:value-type="string">
            <text:p>Users Management</text:p>
          </table:table-cell>
          <table:table-cell table:style-name="ce19"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table:style-name="ce19"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08</text:p>
          </table:table-cell>
          <table:table-cell table:style-name="ce19" office:value-type="string">
            <text:p>Search user</text:p>
          </table:table-cell>
          <table:table-cell table:style-name="ce19"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table:style-name="ce19" office:value-type="string">
            <text:p>The results are displayed matching with the search keyword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09</text:p>
          </table:table-cell>
          <table:table-cell table:style-name="ce19" office:value-type="string">
            <text:p>Groups Management</text:p>
          </table:table-cell>
          <table:table-cell table:style-name="ce19"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table:style-name="ce19"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10</text:p>
          </table:table-cell>
          <table:table-cell table:style-name="ce19" office:value-type="string">
            <text:p>Add user into group</text:p>
          </table:table-cell>
          <table:table-cell table:style-name="ce19"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table:style-name="ce19" office:value-type="string">
            <text:p>- Add user into group successfully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11</text:p>
          </table:table-cell>
          <table:table-cell table:style-name="ce20" office:value-type="string">
            <text:p>Memberships Management</text:p>
          </table:table-cell>
          <table:table-cell table:style-name="ce19"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table:style-name="ce19"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style-name="ce18" table:content-validation-name="val1"/>
          <table:table-cell table:style-name="ce13"/>
          <table:table-cell table:style-name="ce31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2</text:p>
          </table:table-cell>
          <table:table-cell table:style-name="ce19" office:value-type="string">
            <text:p>Import application</text:p>
          </table:table-cell>
          <table:table-cell table:style-name="ce19" office:value-type="string">
            <text:p>- Go to Application registry</text:p>
            <text:p>- Click Auto import</text:p>
          </table:table-cell>
          <table:table-cell table:style-name="ce26" office:value-type="string">
            <text:p>All existing portlets are imported successfully and displayed on left list ( there are someones added categories: Integration,Navigation, System, etc)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3</text:p>
          </table:table-cell>
          <table:table-cell table:style-name="ce20" office:value-type="string">
            <text:p>Show or hide Import Application icon</text:p>
          </table:table-cell>
          <table:table-cell table:style-name="ce19"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table:style-name="ce19" office:value-type="string">
            <text:p>Show or hide Import Application on Application registry portlet successfully 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4</text:p>
          </table:table-cell>
          <table:table-cell table:style-name="ce20" office:value-type="string">
            <text:p>Add application into category</text:p>
          </table:table-cell>
          <table:table-cell table:style-name="ce19"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table:style-name="ce19" office:value-type="string">
            <text:p>Applications can be added into existing category</text:p>
          </table:table-cell>
          <table:table-cell table:style-name="ce18" table:content-validation-name="val1"/>
          <table:table-cell table:style-name="ce31"/>
          <table:table-cell table:style-name="ce1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5</text:p>
          </table:table-cell>
          <table:table-cell table:style-name="ce20" office:value-type="string">
            <text:p>View Portlets</text:p>
          </table:table-cell>
          <table:table-cell table:style-name="ce19" office:value-type="string">
            <text:p>- Go to Administration/Application registry/Portlet</text:p>
          </table:table-cell>
          <table:table-cell table:style-name="ce19" office:value-type="string">
            <text:p>Show content details of each application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6</text:p>
          </table:table-cell>
          <table:table-cell table:style-name="ce20" office:value-type="string">
            <text:p>Manage remote gadget</text:p>
          </table:table-cell>
          <table:table-cell table:style-name="ce19" office:value-type="string">
            <text:p>- Choose Gadget tab</text:p>
            <text:p>- Add a remote gadget</text:p>
            <text:p>- Edit a remote gadget</text:p>
            <text:p>- Delete a remote gadget</text:p>
            <text:p>- Refresh </text:p>
          </table:table-cell>
          <table:table-cell table:style-name="ce19" office:value-type="string">
            <text:p>- Add remote gadget successfully</text:p>
            <text:p>- The remote gadget is updated with the change value</text:p>
            <text:p>- The remote gadget is removed from the list</text:p>
            <text:p>- Refresh gadget successfully</text:p>
          </table:table-cell>
          <table:table-cell table:style-name="ce18" table:content-validation-name="val1"/>
          <table:table-cell table:style-name="ce29"/>
          <table:table-cell table:style-name="ce31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7</text:p>
          </table:table-cell>
          <table:table-cell table:style-name="ce20" office:value-type="string">
            <text:p>Manage manual gadget</text:p>
          </table:table-cell>
          <table:table-cell table:style-name="ce19" office:value-type="string">
            <text:p>- Choose Gadget tab</text:p>
            <text:p>- Add a local gadget</text:p>
            <text:p>- Edit a local gadget</text:p>
            <text:p>- Delete a local gadget</text:p>
            <text:p>- Refresh </text:p>
          </table:table-cell>
          <table:table-cell table:style-name="ce19" office:value-type="string">
            <text:p>- Add local gadget successfully</text:p>
            <text:p>- The local gadget is updated with the change value</text:p>
            <text:p>- The local gadget is removed from the list</text:p>
            <text:p>- Refresh gadget successfully</text:p>
          </table:table-cell>
          <table:table-cell table:style-name="ce18" table:content-validation-name="val1"/>
          <table:table-cell table:style-name="ce29"/>
          <table:table-cell table:style-name="ce31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Sitemap portlet</text:p>
          </table:table-cell>
          <table:table-cell table:style-name="ce18" office:value-type="string">
            <text:p>SNF_PRL_18</text:p>
          </table:table-cell>
          <table:table-cell table:style-name="ce20" office:value-type="string">
            <text:p>Link to pages</text:p>
          </table:table-cell>
          <table:table-cell table:style-name="ce19" office:value-type="string">
            <text:p>- Choose Site map on Breadcumbs</text:p>
            <text:p>- Click on link to move to another page</text:p>
          </table:table-cell>
          <table:table-cell table:style-name="ce19" office:value-type="string">
            <text:p>Show the selected pag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Sitemap portlet</text:p>
          </table:table-cell>
          <table:table-cell table:style-name="ce18" office:value-type="string">
            <text:p>SNF_PRL_19</text:p>
          </table:table-cell>
          <table:table-cell table:style-name="ce20" office:value-type="string">
            <text:p>Expand All/Collapse All</text:p>
          </table:table-cell>
          <table:table-cell table:style-name="ce19"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table:style-name="ce19" office:value-type="string">
            <text:p>- Show all page in portal</text:p>
            <text:p><text:span text:style-name="T6">- Pages </text:span><text:span text:style-name="T6">instruction of </text:span><text:span text:style-name="T6">current using </text:span><text:span text:style-name="T6">portal don't </text:span><text:span text:style-name="T6">show</text:span>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0</text:p>
          </table:table-cell>
          <table:table-cell table:style-name="ce19" office:value-type="string">
            <text:p>Create new portal</text:p>
          </table:table-cell>
          <table:table-cell table:style-name="ce19" office:value-type="string">
            <text:p>- Choose Site/Add new portal</text:p>
            <text:p><text:span text:style-name="T4">- Input some </text:span><text:span text:style-name="T4">fields required</text:span></text:p>
            <text:p><text:span text:style-name="T4">- Select </text:span><text:span text:style-name="T4">Access/Edit </text:span><text:span text:style-name="T4">permission</text:span></text:p>
            <text:p>- Click Save</text:p>
          </table:table-cell>
          <table:table-cell table:style-name="ce19" office:value-type="string">
            <text:p>New portal is created successfully</text:p>
          </table:table-cell>
          <table:table-cell table:style-name="ce18" table:content-validation-name="val1"/>
          <table:table-cell table:style-name="ce30"/>
          <table:table-cell table:style-name="ce3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1</text:p>
          </table:table-cell>
          <table:table-cell table:style-name="ce19" office:value-type="string">
            <text:p>Delete portal</text:p>
          </table:table-cell>
          <table:table-cell table:style-name="ce19" office:value-type="string">
            <text:p>- Click Site to view portal list</text:p>
            <text:p>- Select a portal form list </text:p>
            <text:p>- Click Delete icon</text:p>
          </table:table-cell>
          <table:table-cell table:style-name="ce19" office:value-type="string">
            <text:p>Deleted portal disappears from existing portals list</text:p>
          </table:table-cell>
          <table:table-cell table:style-name="ce18" table:content-validation-name="val1"/>
          <table:table-cell table:style-name="ce30"/>
          <table:table-cell table:style-name="ce3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2</text:p>
          </table:table-cell>
          <table:table-cell table:style-name="ce19" office:value-type="string">
            <text:p>Change using portal</text:p>
          </table:table-cell>
          <table:table-cell table:style-name="ce19" office:value-type="string">
            <text:p>- Create new some portals</text:p>
            <text:p>- Switch between some portals </text:p>
          </table:table-cell>
          <table:table-cell table:style-name="ce19" office:value-type="string">
            <text:p>The switched portal is changed successfully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3</text:p>
          </table:table-cell>
          <table:table-cell table:style-name="ce19" office:value-type="string">
            <text:p>Change site's config of portal</text:p>
          </table:table-cell>
          <table:table-cell table:style-name="ce19"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table:style-name="ce19" office:value-type="string">
            <text:p>Portlet Setting, Properties, Permission setting tab are updated successfully with new changes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4</text:p>
          </table:table-cell>
          <table:table-cell table:style-name="ce21" office:value-type="string">
            <text:p>Change container in portal</text:p>
          </table:table-cell>
          <table:table-cell table:style-name="ce21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5</text:p>
          </table:table-cell>
          <table:table-cell table:style-name="ce21" office:value-type="string">
            <text:p>Change application in portal</text:p>
          </table:table-cell>
          <table:table-cell table:style-name="ce21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6</text:p>
          </table:table-cell>
          <table:table-cell table:style-name="ce21" office:value-type="string">
            <text:p>Add application into container in layout of portal</text:p>
          </table:table-cell>
          <table:table-cell table:style-name="ce21" office:value-type="string">
            <text:p>- Go to Site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7</text:p>
          </table:table-cell>
          <table:table-cell table:style-name="ce21" office:value-type="string">
            <text:p>Edit portal's config</text:p>
          </table:table-cell>
          <table:table-cell table:style-name="ce19" office:value-type="string">
            <text:p>- Go to Site</text:p>
            <text:p>- Choose a portal from list and click Edit portal config</text:p>
            <text:p>- Make change something and save</text:p>
          </table:table-cell>
          <table:table-cell table:style-name="ce19" office:value-type="string">
            <text:p>Portlet Setting, Properties, Permission setting tab is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8</text:p>
          </table:table-cell>
          <table:table-cell table:style-name="ce21" office:value-type="string">
            <text:p>Add new page for portal </text:p>
          </table:table-cell>
          <table:table-cell table:style-name="ce19" office:value-type="string">
            <text:p>- Go to Site editor /Add new page</text:p>
            <text:p>- Input value for 3 main steps</text:p>
            <text:p>- Save</text:p>
          </table:table-cell>
          <table:table-cell table:style-name="ce19" office:value-type="string">
            <text:p>- New page is creat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9</text:p>
          </table:table-cell>
          <table:table-cell table:style-name="ce21" office:value-type="string">
            <text:p>Edit page for portal</text:p>
          </table:table-cell>
          <table:table-cell table:style-name="ce19"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19" office:value-type="string">
            <text:p>- Edit page is updated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0</text:p>
          </table:table-cell>
          <table:table-cell table:style-name="ce21" office:value-type="string">
            <text:p>Manage node ( add/edit/delete)</text:p>
          </table:table-cell>
          <table:table-cell table:style-name="ce19"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table:style-name="ce19"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1</text:p>
          </table:table-cell>
          <table:table-cell table:style-name="ce21" office:value-type="string">
            <text:p>More action on node in edit navigation of portal</text:p>
          </table:table-cell>
          <table:table-cell table:style-name="ce21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table:style-name="ce19"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2</text:p>
          </table:table-cell>
          <table:table-cell table:style-name="ce21" office:value-type="string">
            <text:p>Edit node's page properties</text:p>
          </table:table-cell>
          <table:table-cell table:style-name="ce23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table:style-name="ce19" office:value-type="string">
            <text:p>Page Setting, Permission setting tab are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3</text:p>
          </table:table-cell>
          <table:table-cell table:style-name="ce21" office:value-type="string">
            <text:p>Change container when edit page properties of node</text:p>
          </table:table-cell>
          <table:table-cell table:style-name="ce21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4</text:p>
          </table:table-cell>
          <table:table-cell table:style-name="ce21" office:value-type="string">
            <text:p>Change application when edit page properties of node</text:p>
          </table:table-cell>
          <table:table-cell table:style-name="ce21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5</text:p>
          </table:table-cell>
          <table:table-cell table:style-name="ce21" office:value-type="string">
            <text:p>Add application into container when edit page properties of node</text:p>
          </table:table-cell>
          <table:table-cell table:style-name="ce21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36</text:p>
          </table:table-cell>
          <table:table-cell table:style-name="ce19" office:value-type="string">
            <text:p>Show/Add/delete Navigation for group</text:p>
          </table:table-cell>
          <table:table-cell table:style-name="ce19"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table:style-name="ce19"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37</text:p>
          </table:table-cell>
          <table:table-cell table:style-name="ce21" office:value-type="string">
            <text:p>Edit properties for group</text:p>
          </table:table-cell>
          <table:table-cell table:style-name="ce21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table:style-name="ce19" office:value-type="string">
            <text:p>- Priority is changed successfully 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38</text:p>
          </table:table-cell>
          <table:table-cell table:style-name="ce21" office:value-type="string">
            <text:p>Add new page for group </text:p>
          </table:table-cell>
          <table:table-cell table:style-name="ce19" office:value-type="string">
            <text:p>- Select a page <text:s/>/Add new page</text:p>
            <text:p>- Input value for 3 main steps</text:p>
            <text:p>- Save</text:p>
          </table:table-cell>
          <table:table-cell table:style-name="ce19" office:value-type="string">
            <text:p>- New page is creat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39</text:p>
          </table:table-cell>
          <table:table-cell table:style-name="ce21" office:value-type="string">
            <text:p>Edit page for group </text:p>
          </table:table-cell>
          <table:table-cell table:style-name="ce19"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19" office:value-type="string">
            <text:p>- Edit page is updated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0</text:p>
          </table:table-cell>
          <table:table-cell table:style-name="ce19" office:value-type="string">
            <text:p>Change site's config when edit layout for group's page</text:p>
          </table:table-cell>
          <table:table-cell table:style-name="ce19"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table:style-name="ce19" office:value-type="string">
            <text:p>Portlet Setting, Properties, Permission setting tab is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1</text:p>
          </table:table-cell>
          <table:table-cell table:style-name="ce22" office:value-type="string">
            <text:p>Change container when edit layout for group's page</text:p>
          </table:table-cell>
          <table:table-cell table:style-name="ce21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2</text:p>
          </table:table-cell>
          <table:table-cell table:style-name="ce21" office:value-type="string">
            <text:p>Change application when edit layout for group's page</text:p>
          </table:table-cell>
          <table:table-cell table:style-name="ce21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3</text:p>
          </table:table-cell>
          <table:table-cell table:style-name="ce21" office:value-type="string">
            <text:p>Add application into container when edit layout for group's page</text:p>
          </table:table-cell>
          <table:table-cell table:style-name="ce21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4</text:p>
          </table:table-cell>
          <table:table-cell table:style-name="ce21" office:value-type="string">
            <text:p>Manage node ( add/edit/delete)</text:p>
          </table:table-cell>
          <table:table-cell table:style-name="ce19"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table:style-name="ce19"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5</text:p>
          </table:table-cell>
          <table:table-cell table:style-name="ce21" office:value-type="string">
            <text:p>More action on node in edit navigation of group</text:p>
          </table:table-cell>
          <table:table-cell table:style-name="ce21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table:style-name="ce19"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6</text:p>
          </table:table-cell>
          <table:table-cell table:style-name="ce21" office:value-type="string">
            <text:p>Edit node's page properties</text:p>
          </table:table-cell>
          <table:table-cell table:style-name="ce23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table:style-name="ce19" office:value-type="string">
            <text:p>Page Setting, Permission setting tab is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7</text:p>
          </table:table-cell>
          <table:table-cell table:style-name="ce21" office:value-type="string">
            <text:p>Change container when edit page properties of node</text:p>
          </table:table-cell>
          <table:table-cell table:style-name="ce21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8</text:p>
          </table:table-cell>
          <table:table-cell table:style-name="ce21" office:value-type="string">
            <text:p>Change application when edit page properties of node</text:p>
          </table:table-cell>
          <table:table-cell table:style-name="ce21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3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9</text:p>
          </table:table-cell>
          <table:table-cell table:style-name="ce21" office:value-type="string">
            <text:p>Add application into container when edit page properties of node</text:p>
          </table:table-cell>
          <table:table-cell table:style-name="ce21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0</text:p>
          </table:table-cell>
          <table:table-cell table:style-name="ce20" office:value-type="string">
            <text:p>Manage gadget (Add/Edit/Delete gadget)</text:p>
          </table:table-cell>
          <table:table-cell table:style-name="ce19"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table:style-name="ce19"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1</text:p>
          </table:table-cell>
          <table:table-cell table:style-name="ce20" office:value-type="string">
            <text:p>Manage tab(Add/Edit/Delete tab)</text:p>
          </table:table-cell>
          <table:table-cell table:style-name="ce19" office:value-type="string">
            <text:p>- Add a tab</text:p>
            <text:p>- Edit a tab</text:p>
            <text:p>- Delete a tab</text:p>
          </table:table-cell>
          <table:table-cell table:style-name="ce19"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2</text:p>
          </table:table-cell>
          <table:table-cell table:style-name="ce20" office:value-type="string">
            <text:p>Drag and drop gadget</text:p>
          </table:table-cell>
          <table:table-cell table:style-name="ce19"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table:style-name="ce19" office:value-type="string">
            <text:p>- The gadget is dragged and dropped to new place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3</text:p>
          </table:table-cell>
          <table:table-cell table:style-name="ce21" office:value-type="string">
            <text:p>Add new page for user</text:p>
          </table:table-cell>
          <table:table-cell table:style-name="ce19" office:value-type="string">
            <text:p>- Select Dashboard <text:s/>/Add new page</text:p>
            <text:p>- Input value for 3 main steps</text:p>
            <text:p>- Save</text:p>
          </table:table-cell>
          <table:table-cell table:style-name="ce19" office:value-type="string">
            <text:p>- New page is creat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4</text:p>
          </table:table-cell>
          <table:table-cell table:style-name="ce21" office:value-type="string">
            <text:p>Edit page for user</text:p>
          </table:table-cell>
          <table:table-cell table:style-name="ce19"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19" office:value-type="string">
            <text:p>- Edit page is updated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5</text:p>
          </table:table-cell>
          <table:table-cell table:style-name="ce19" office:value-type="string">
            <text:p>Change site's config when edit layout for user's page</text:p>
          </table:table-cell>
          <table:table-cell table:style-name="ce19"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table:style-name="ce19" office:value-type="string">
            <text:p>Portlet Setting, Properties, Permission setting tab is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6</text:p>
          </table:table-cell>
          <table:table-cell table:style-name="ce22" office:value-type="string">
            <text:p>Change container when edit layout for user's page</text:p>
          </table:table-cell>
          <table:table-cell table:style-name="ce21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7</text:p>
          </table:table-cell>
          <table:table-cell table:style-name="ce21" office:value-type="string">
            <text:p>Change application when edit layout for user's page</text:p>
          </table:table-cell>
          <table:table-cell table:style-name="ce21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8</text:p>
          </table:table-cell>
          <table:table-cell table:style-name="ce21" office:value-type="string">
            <text:p>Add application into container when edit layout for user's page</text:p>
          </table:table-cell>
          <table:table-cell table:style-name="ce21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59</text:p>
          </table:table-cell>
          <table:table-cell table:style-name="ce19" office:value-type="string">
            <text:p>Show and Search page</text:p>
          </table:table-cell>
          <table:table-cell table:style-name="ce24" office:value-type="string">
            <text:p><text:span text:style-name="T5">- Go to </text:span><text:span text:style-name="T5">Group/Adminis</text:span><text:span text:style-name="T5">tration/Pages </text:span><text:span text:style-name="T5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27" office:value-type="string">
            <text:p><text:span text:style-name="T6">- Pages </text:span><text:span text:style-name="T6">Management </text:span><text:span text:style-name="T6">appears, </text:span><text:span text:style-name="T6">includes:</text:span></text:p>
            <text:p><text:span text:style-name="T6"><text:s/></text:span><text:span text:style-name="T6">+ Search </text:span><text:span text:style-name="T6">option</text:span></text:p>
            <text:p><text:span text:style-name="T6"><text:s/></text:span><text:span text:style-name="T6">+ All existing </text:span><text:span text:style-name="T6">pages list</text:span></text:p>
            <text:p><text:span text:style-name="T6">- The results </text:span><text:span text:style-name="T6">are displayed </text:span><text:span text:style-name="T6">matching with </text:span><text:span text:style-name="T6">the search </text:span><text:span text:style-name="T6">keyword</text:span>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0</text:p>
          </table:table-cell>
          <table:table-cell table:style-name="ce21" office:value-type="string">
            <text:p>Manage page of portal (Add/edit/delete)</text:p>
          </table:table-cell>
          <table:table-cell table:style-name="ce19"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table:style-name="ce19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1</text:p>
          </table:table-cell>
          <table:table-cell table:style-name="ce21" office:value-type="string">
            <text:p>Manage page of group (Add/edit/delete)</text:p>
          </table:table-cell>
          <table:table-cell table:style-name="ce19"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table:style-name="ce19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2</text:p>
          </table:table-cell>
          <table:table-cell table:style-name="ce21" office:value-type="string">
            <text:p>Manage page of user (Add/edit/delete)</text:p>
          </table:table-cell>
          <table:table-cell table:style-name="ce19"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table:style-name="ce19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al Setting</text:p>
          </table:table-cell>
          <table:table-cell table:style-name="ce18" office:value-type="string">
            <text:p>SNF_PRL_63</text:p>
          </table:table-cell>
          <table:table-cell table:style-name="ce20" office:value-type="string">
            <text:p>Change language in private mode</text:p>
          </table:table-cell>
          <table:table-cell table:style-name="ce19" office:value-type="string">
            <text:p>- Go to Start toolbar portlet </text:p>
            <text:p>- Choose change language</text:p>
          </table:table-cell>
          <table:table-cell table:style-name="ce19" office:value-type="string">
            <text:p>Portal in private mode is displayed in new selected languag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al Setting</text:p>
          </table:table-cell>
          <table:table-cell table:style-name="ce18" office:value-type="string">
            <text:p>SNF_PRL_64</text:p>
          </table:table-cell>
          <table:table-cell table:style-name="ce20" office:value-type="string">
            <text:p>Change skin</text:p>
          </table:table-cell>
          <table:table-cell table:style-name="ce19" office:value-type="string">
            <text:p>- Go to Start toolbar portlet </text:p>
            <text:p>- Choose change <text:s/>skin</text:p>
          </table:table-cell>
          <table:table-cell table:style-name="ce19" office:value-type="string">
            <text:p>Portal in private mode is displayed in new selected skin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ersonal account settings</text:p>
          </table:table-cell>
          <table:table-cell table:style-name="ce18" office:value-type="string">
            <text:p>SNF_PRL_65</text:p>
          </table:table-cell>
          <table:table-cell table:style-name="ce20" office:value-type="string">
            <text:p>Change User Profile</text:p>
          </table:table-cell>
          <table:table-cell table:style-name="ce19"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table:style-name="ce19" office:value-type="string">
            <text:p>The User profile is updated with the change valu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Personal account settings</text:p>
          </table:table-cell>
          <table:table-cell table:style-name="ce18" office:value-type="string">
            <text:p>SNF_PRL_66</text:p>
          </table:table-cell>
          <table:table-cell table:style-name="ce20" office:value-type="string">
            <text:p>Change Password </text:p>
          </table:table-cell>
          <table:table-cell table:style-name="ce19" office:value-type="string">
            <text:p>- Click on the name of user</text:p>
            <text:p>- Select Change Password tab</text:p>
            <text:p>- Change new password and click Save</text:p>
          </table:table-cell>
          <table:table-cell table:style-name="ce19" office:value-type="string">
            <text:p>The new password is updated with the change valu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2">
          <table:table-cell table:style-name="ce13" table:number-columns-repeated="250"/>
          <table:table-cell table:number-columns-repeated="6"/>
        </table:table-row>
        <table:table-row table:style-name="ro2" table:number-rows-repeated="6"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246"/>
        </table:table-row>
        <table:table-row table:style-name="ro2" table:number-rows-repeated="30">
          <table:table-cell table:number-columns-repeated="9"/>
          <table:table-cell table:style-name="ce25"/>
          <table:table-cell table:number-columns-repeated="246"/>
        </table:table-row>
        <table:table-row table:style-name="ro2" table:number-rows-repeated="65431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base-ranges>
        <table:database-range table:target-range-address="GateIn_SniffTests.A1:GateIn_SniffTests.K66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GateIn_SniffTests.A1:GateIn_SniffTests.I65507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C15" table:buttons="Introduction.B14" table:grand-total="column" table:ignore-empty-rows="true" table:show-filter-button="false" table:drill-down-on-double-click="false">
          <table:source-cell-range table:cell-range-address="GateIn_SniffTests.A1:GateIn_SniffTests.I65507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8.2673in" fo:page-height="11.6925in" style:num-format="1" style:print-orientation="portrait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2">07/22/2010</text:date>, <text:time>14:3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8-12-16T22:10:12</meta:creation-date>
    <dc:date>2010-07-22T14:35:30</dc:date>
    <dc:language>en-US</dc:language>
    <meta:editing-cycles>221</meta:editing-cycles>
    <meta:editing-duration>P4DT15H43M5S</meta:editing-duration>
    <meta:user-defined meta:name="Info 1"/>
    <meta:user-defined meta:name="Info 2"/>
    <meta:user-defined meta:name="Info 3"/>
    <meta:user-defined meta:name="Info 4"/>
    <meta:document-statistic meta:table-count="2" meta:cell-count="558"/>
  </office:meta>
</office:document-meta>
</file>